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 Enochian" svg:font-family="'NI Enochi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I Enochian" fo:font-size="25pt" fo:language="zxx" fo:country="none" officeooo:rsid="000b5c6a" officeooo:paragraph-rsid="000cb052" style:font-size-asian="25pt" style:language-asian="zxx" style:country-asian="none" style:font-size-complex="25pt" style:language-complex="zxx" style:country-complex="none"/>
    </style:style>
    <style:style style:name="P2" style:family="paragraph" style:parent-style-name="Standard">
      <style:paragraph-properties fo:text-align="center" style:justify-single-word="false" fo:break-before="page"/>
      <style:text-properties style:font-name="NI Enochian" fo:font-size="30pt" fo:language="zxx" fo:country="none" officeooo:rsid="000b5c6a" officeooo:paragraph-rsid="000cb052" style:font-size-asian="30pt" style:language-asian="zxx" style:country-asian="none" style:font-size-complex="30pt" style:language-complex="zxx" style:country-complex="none"/>
    </style:style>
    <style:style style:name="P3" style:family="paragraph" style:parent-style-name="Standard">
      <style:paragraph-properties fo:text-align="center" style:justify-single-word="false" fo:break-before="page"/>
      <style:text-properties style:font-name="NI Enochian" fo:font-size="32pt" fo:language="zxx" fo:country="none" officeooo:rsid="000b5c6a" officeooo:paragraph-rsid="000cb052" style:font-size-asian="32pt" style:language-asian="zxx" style:country-asian="none" style:font-size-complex="32pt" style:language-complex="zxx" style:country-complex="none"/>
    </style:style>
    <style:style style:name="P4" style:family="paragraph" style:parent-style-name="Standard">
      <style:paragraph-properties fo:text-align="center" style:justify-single-word="false" fo:break-before="page"/>
      <style:text-properties style:font-name="NI Enochian" fo:font-size="24pt" fo:language="zxx" fo:country="none" officeooo:rsid="000b5c6a" officeooo:paragraph-rsid="000cb052" style:font-size-asian="24pt" style:language-asian="zxx" style:country-asian="none" style:font-size-complex="24pt" style:language-complex="zxx" style:country-complex="none"/>
    </style:style>
    <style:style style:name="P5" style:family="paragraph" style:parent-style-name="Standard">
      <style:paragraph-properties fo:text-align="center" style:justify-single-word="false" fo:break-before="page"/>
      <style:text-properties style:font-name="NI Enochian" fo:font-size="36pt" fo:language="zxx" fo:country="none" officeooo:rsid="000b5c6a" officeooo:paragraph-rsid="000cb052" style:font-size-asian="36pt" style:language-asian="zxx" style:country-asian="none" style:font-size-complex="36pt" style:language-complex="zxx" style:country-complex="none"/>
    </style:style>
    <style:style style:name="P6" style:family="paragraph" style:parent-style-name="Standard">
      <style:paragraph-properties fo:text-align="center" style:justify-single-word="false" fo:break-before="page"/>
      <style:text-properties style:font-name="NI Enochian" fo:font-size="34pt" fo:language="zxx" fo:country="none" officeooo:rsid="000b5c6a" officeooo:paragraph-rsid="000cb052" style:font-size-asian="34pt" style:language-asian="zxx" style:country-asian="none" style:font-size-complex="34pt" style:language-complex="zxx" style:country-complex="none"/>
    </style:style>
    <style:style style:name="P7" style:family="paragraph" style:parent-style-name="Standard">
      <style:paragraph-properties fo:text-align="center" style:justify-single-word="false" fo:break-before="page"/>
      <style:text-properties style:font-name="NI Enochian" fo:font-size="28pt" fo:language="zxx" fo:country="none" officeooo:rsid="000b5c6a" officeooo:paragraph-rsid="000cb052" style:font-size-asian="28pt" style:language-asian="zxx" style:country-asian="none" style:font-size-complex="28pt" style:language-complex="zxx" style:country-complex="none"/>
    </style:style>
    <style:style style:name="P8" style:family="paragraph" style:parent-style-name="Standard">
      <style:paragraph-properties fo:text-align="center" style:justify-single-word="false" fo:break-before="page"/>
      <style:text-properties style:font-name="NI Enochian" fo:font-size="29pt" fo:language="zxx" fo:country="none" officeooo:rsid="000b5c6a" officeooo:paragraph-rsid="000cb052" style:font-size-asian="29pt" style:language-asian="zxx" style:country-asian="none" style:font-size-complex="29pt" style:language-complex="zxx" style:country-complex="none"/>
    </style:style>
    <style:style style:name="P9" style:family="paragraph" style:parent-style-name="Standard">
      <style:paragraph-properties fo:text-align="center" style:justify-single-word="false" fo:break-before="page"/>
      <style:text-properties style:font-name="NI Enochian" fo:font-size="25pt" fo:language="zxx" fo:country="none" officeooo:rsid="000b5c6a" officeooo:paragraph-rsid="000cb052" style:font-size-asian="25pt" style:language-asian="zxx" style:country-asian="none" style:font-size-complex="25pt" style:language-complex="zxx" style:country-complex="none"/>
    </style:style>
    <style:style style:name="P10" style:family="paragraph" style:parent-style-name="Standard">
      <style:paragraph-properties fo:text-align="center" style:justify-single-word="false" fo:break-before="page"/>
      <style:text-properties style:font-name="NI Enochian" fo:font-size="37pt" fo:language="zxx" fo:country="none" officeooo:rsid="000b5c6a" officeooo:paragraph-rsid="000cb052" style:font-size-asian="37pt" style:language-asian="zxx" style:country-asian="none" style:font-size-complex="37pt" style:language-complex="zxx" style:country-complex="none"/>
    </style:style>
    <style:style style:name="P11" style:family="paragraph" style:parent-style-name="Standard">
      <style:paragraph-properties fo:text-align="center" style:justify-single-word="false" fo:break-before="page"/>
      <style:text-properties style:font-name="NI Enochian" fo:font-size="38pt" fo:language="zxx" fo:country="none" officeooo:rsid="000b5c6a" officeooo:paragraph-rsid="000cb052" style:font-size-asian="38pt" style:language-asian="zxx" style:country-asian="none" style:font-size-complex="38pt" style:language-complex="zxx" style:country-complex="none"/>
    </style:style>
    <style:style style:name="P12" style:family="paragraph" style:parent-style-name="Standard">
      <style:paragraph-properties fo:text-align="center" style:justify-single-word="false" fo:break-before="page"/>
      <style:text-properties style:font-name="NI Enochian" fo:font-size="39pt" fo:language="zxx" fo:country="none" officeooo:rsid="000b5c6a" officeooo:paragraph-rsid="000cb052" style:font-size-asian="39pt" style:language-asian="zxx" style:country-asian="none" style:font-size-complex="39pt" style:language-complex="zxx" style:country-complex="none"/>
    </style:style>
    <style:style style:name="P13" style:family="paragraph" style:parent-style-name="Standard">
      <style:paragraph-properties fo:text-align="center" style:justify-single-word="false" fo:break-before="page"/>
      <style:text-properties style:font-name="NI Enochian" fo:font-size="16pt" fo:language="zxx" fo:country="none" officeooo:rsid="000b5c6a" officeooo:paragraph-rsid="000cb052" style:font-size-asian="16pt" style:language-asian="zxx" style:country-asian="none" style:font-size-complex="16pt"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 SONF VORS G GOHO IAD BALT LANSH CALZ VONPHO SOBRA ZOL ROR I TA NAZPSAD GRAA TA MALPRG DS HOLQ QAA NOTHOA ZIMZ OD COMMAH TA NOBLOH ZIEN SOBA THIL GNONP PRGE ALDI DS URBS OBOLEH G RSAM CASARM OHORELA TABA PIR DS ZONRENSG CAB ERM IADNAH PILAH FARZM ZNURZA ADNA GONO IADPIL DS HOMTOH SOBA IPAM LU IPAMIS DS LOHOLO VEP ZOMD POAMAL OD BOGPA AAI TA PIAP PIAMOL OD VOOAN ZACARE CA OD ZAMRAN ODO CICLE QAA ZORGE LAP ZIRDO NOCO MAD HOATH IAIDA</text:p>
      <text:p text:style-name="P3">ADGT UPAAH ZONG OM FAAIP SALD VIU L SOBAM IALPRG IZAZAZ PIADPH CASARMA ABRAMG TA TALHO PARACLEDA Q TA LORLSQ TURBS OOGE BALTOH GIVI CHIS LUSD ORRI OD MICALP CHIS BIA OZONGON LAP NOAN TROF CORS TA GE OQ MANIN IAIDON TORZU GOHE L ZACAR CA C NOQOD ZAMRAN MICALZO OD OZAZM URELP LAP ZIR IOIAD</text:p>
      <text:p text:style-name="P4">MICMA GOHO PIAD ZIR COMSELH A ZIEN BIAH OS LONDOH NORZ CHIS OTHIL GIGIPAH UNDL CHIS TA PUIM Q MOSPLEH TELOCH QUIIN TOLTORG CHISI CHIS GE M OZIEN DS T BRGDA OD TORZUL I LI EOL BALZARG OD AALA THILN OS NETAAB DLUGA VOMSARG LONSA CAPMIALI VORS CLA HOMIL COCASB FAFEN IZIZOP OD MIINOAG DE G NETAAB VAUN NANAEEL PANPIR MALPIRGI CAOSG PILD NOAN UNALAH BALT OD VOOAN DOOIAP MAD GOHOLOR GOHUS AMIRAN MICMA IEHUSOZ CACACOM OD DOOAIN NOAR MICAOLZ AAI OM CASARMG GOHIA ZACAR <text:s/>UNIGLAG OD IMVAMAR PUGO PLAPLI ANANAEL QAAN</text:p>
      <text:p text:style-name="P2">OTHIL LASDI BABAGE OD DORPHA GOHOL G CHIS GE AVAVAGO CORMP PD DS SONF VIU DIU CASARMI OALI MAPM SOBAM AG CORMPO CRP L CASARMG CROODZI CHIS OD UGEG DS T CAPIMALI CHIS CAPIMAON OD LONSHIN CHIS TA LO CLA TORGU NOR QUASAHI OD F CAOSGA BAGLE ZIR ENAY IAD DS I OD APILA DOOAIP QAAL ZACAR OD ZAMRAN OBELISONG REST EL AAF NOR MOLAP</text:p>
      <text:p text:style-name="P2">SAPAH ZIMII D DIU OD NOAS TA QUANIS ADROCH DORPHAL CAOSG OD FAONTS PIRIPSOL TA BLIOR CASARM AMIPZI NAZ ARTH AF OD DLUGAR ZIZIOP ZLIDA CAOSGI TOL TORGI OD Z CHIS ESIASCH L TA VIU OD IAOD THILD DS HUBAR PEOAL SOBA CORMFA CHIS TA LA ULS OD Q COCASB CA NIIS OD DARBS QAAS F ETHARZI OD BLIORA IAIAL EDNAS CICLES BAGLE GE IAD L</text:p>
      <text:p text:style-name="P6">GAR S DIU EM MICALZO PILZIN SOBAM EL HARG MIR BABALON OD OBLOC SAMVELG DLUGAR MALPRG AR CAOSGI OD ACAM CANAL SOBOL ZAR F BLIARD CAOSGI OD CHIS A NETAB OD MIAM TA VIU OD D DARSAR SOLPETH BIEN BRITA OD ZACAM G MICALZO SOBHA ATH TRIAN LUIAHE OD ECRIN MAD QAAON</text:p>
      <text:p text:style-name="P8">RAAS I SALMAN PARADIZ OECRIMI AAO IALPIRGAH QUIIN ENAY BUTMON OD I NOAS NI PARADIAL CASARMG UGEAR CHIRLAN OD ZONAC LUCIFTIAN CORS TA VAUL ZIRN TOL HAMI SOBA LONDOH OD MIAM CHIS TA D OD ES UMADEA OD PI BLIAR OTHIL RIT OD MIAM C NOQUOL RIT ZACAR ZAMRAN OECRIMI QADAH OD OMICAOLZ AAI OM BAGLE PAPNOR I DLUGAM LONSHI OD UMPLIF UGEGI BIGLIAD</text:p>
      <text:p text:style-name="P7">BAZM ELO I TA PIRIPSON OLN NAZ AVABH OX CASARMG URAN CHIS UGEG DS ABRAMIG BALTOHA GOHO IAD SOBA MIAN TRIAN TA LOLCIS ABAI VOVIN OD AZIAGIAR RIOR IRGIL CHIS DA DS PAAOX BUSD CAOSGO DS CHIS OD IP URAN TELOAH CACRG OI SALMAN LONCHO OD VOVINA CARBAF NIISO BAGLE AVAVAGO GOHON NIISO BAGLE MOMAO SIAION OD MABZA IADO I AS MOMAR POILP NIIS ZAMRAN CIAOFI CAOSGO OD BLIORS OD CORS I TA ABRAMIG</text:p>
      <text:p text:style-name="P9">MICAOLZ BRANSG PRGEL NAPTA IALPOR DS BRIN EFAFAFE P VONPHO OLANI OD OBZA SOBCA UPAAH CHIS TATAN OD TRANAN BALYE ALAR LUSDA SOBOL OD CHIS HOLQ C NOQUODI CIAL UNAL ALDON MOM CAOSGO TA LAS OLLOR GNAY LIMLAL AMMA CHIIS SOBA MADRID Z CHIS OOANOAN CHIS AVINY DRILPI CAOSGIN OD BUTMONI PARM ZUMVI CNILA DAZIZ ETHAMZ A CHILDAO OD MIRC OZOL CHI PIDIAI COLLAL ULCININ A SOBAM UCIM BAGLE IAD BALTOH CHIRLAN PAR NIISO OD IP OFAFAFE BAGLE A COCASB I CORS CA UNIG BLIOR</text:p>
      <text:p text:style-name="P4">CORAXO CHIS CORMP OD BLANS LUCAL AZIAZIOR PAEB SOBA LILONON CHIS VIRQ OP EOPHAN OD RACLIR MAASI BAGLE CAOSGI DS IALPON DOSIG OD BASGIM OD OXEX DAZIS SIATRIS OD SALBROX CYNXIR FABOAN UNAL CHIS CONST DS DAOX COCASG OL OANIO YOR EORS VOHIM GIZYAX OD MATB COCASG PLOSI MOLVI DS PAGE IP LARAG OM DRONLN MATORB COCASB EMNA L PATRALX YOLCI MATB NOMIG MONONS OLORA GNAY ANGELARD OHIO OHIO OHIO OHIO OHIO OHIO NOIB OHIO CAOSGON BAGLE MADRID I ZIROP CHISO DRILPA NIISO <text:s/>CRIP IP NIDALI</text:p>
      <text:p text:style-name="P6">OXIAYAL HOLDO OD ZIROM O CORAXO DS ZILDAR RAASY OD VABZIR CAMLIAX OD BAHAL NIISO SALMAN TELOCH CASARMAN HOLQ OD T I TA Z CHIS SOBA CORMF I GA NIISA BAGLE ABRAMG NONCP ZACARE CA OD ZAMRAN ODO CICLE QAA ZORGE LAP ZIRDO NOCO MAD HOATH IAIDA</text:p>
      <text:p text:style-name="P10">NONCI DS SONF BABAGE OD CHIS OB HUBAIO TIBIBP ALLAR ATRAAH OD EF DRIX FAFEN MIAN AR ENAY OVOF SOBA DOOAIN AAI I VONPH ZACAR GOHUS OD ZAMRAN ODO CICLE QAA ZORGE LAP ZIRDO NOCO MAD HOATH IAIDA</text:p>
      <text:p text:style-name="P10">NAPEAI BABAGEN DS BRIN VX OOAONA LRING VONPH DOALIM EOLIS OLLOG ORSBA DS CHIS AFFA MICMA ISRO MAD OD LONSHI TOX DS I UMD AAI GROSB ZACAR OD ZAMRAN ODO CICLE QAA ZORGE LAP ZIRDO NOCO MAD HOATH IAIDA</text:p>
      <text:p text:style-name="P10">NOROMI BAGIE PASBS OIAD DS TRINT MIRC OL THIL DODS TOL HAM CAOSGO HOMIN DS BRIN OROCH QUAR MICMA BIAL OIAD A ISRO TOX DS I UM AAI BALTIM ZACAR OD ZAMRAN ODO CICLE QAA ZORGE LAP ZIRDO NOCO MAD HOATH IAIDA</text:p>
      <text:p text:style-name="P12">ILS TABAAN L IALPRT CASARMAN UPAAHI CHIS DARG DS OADO CAOSGI ORSCOR DS OMAX MONASCI BAEOVIB OD EMETGIS IAIADIX ZACAR OD ZAMRAN ODO CICLE QAA ZORGE LAP ZIRDO NOCO MAD HOATH IAIDA</text:p>
      <text:p text:style-name="P11">ILS VIU IALPRT SALMAN BALT DS ACROODZI BUSD OD BLIORAX BALIT DS INSI CAOSG LUSDAN EMOD DS OM OD TLIOB DRILPA GEH ILS MAD ZILODARP ZACAR OD ZAMRAN ODO CICLE QAA ZORGE LAP ZIRDO NOCO MAD HOATH IAIDA</text:p>
      <text:p text:style-name="P12">ILS D IALPRT SOBA UPAAH CHIS NANBA ZIXLAY DODSIH OD BRINT TAXS HUBARO TUSTAX YLSI SOBA IAD I VONPO UNPH ALDON DAX IL OD TOATAR ZACAR OD ZAMRAN ODO CICLE QAA ZORGE LAP ZIRDO NOCO MAD HOATH IAIDA</text:p>
      <text:p text:style-name="P5">ILS MICAOLZ OLPIRT IALPRG BLIORS DS ODO BUSDIR OIAD OVOARS CAOSGO CASARMG LAIAD ERAN BRINTS CAFAFAM DS I UMD A Q LOADOHI MOZ OD MAOFFAS BOLP COMO BLIORT PAMBT ZACAR OD ZAMRAN ODO CICLE QAA ZORGE LAP ZIRDO NOCO MAD HOATH IAIDA</text:p>
      <text:p text:style-name="P13">MADRIAX DS PRAF TEX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RII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BAG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AA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DES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VTI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NIA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TOR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LIN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ASP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KHR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POP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EN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TAN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LEA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OXO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VTR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IM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LOE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IKH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AX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IP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ID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DEO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MAZ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LIT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PAZ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ZOM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ARN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text:p text:style-name="P13">MADRIAX DS PRAF LIL CHIS MICAOLZ SAANIR CAOSGO OD FIFIS BALZIZRAS IAIDA NONCA GOHULIM MICMA ADOIAN MAD IAOD BLIORB SOBA OOAONA CHIS LUCIFTIAS PERIPSOL DS ABRAASA NONCF NETAAIB CAOSGI OD TILB ADPHAHT DAMPLOZ TOOAT NONCF G MICALZ OMA LRASD TOFGLO MARB YARRY IDOIGO OD TORZULP IAODAF GOHUL CAOSGA TABAORD SAANIR OD CHRISTEOS YRPOIL TIOBL BUSDIR TILB NOALN PAID ORSBA OD DODRMNI ZYLNA ELZAP TILB PARM GI PERIPSAX OD TA QURLST BOOAPIS L NIBM OUCHO SYMP OD CHRISTEOS AG TOLTORN MIRC Q TIOBL LEL TON PAOMBD DILZMO ASPIAN OD CHRISTEOS AG L TORTORN PARACH A SYMP CORDZIZ DODPAL OD FIFALZ L SMNAD OD FARGT BAMS OMAOAS CONISBRA OD AVAVOX TONUG ORSCA TBL NOASMI TABGES LEVITHMONG UNCHI OMP TILB ORS BAGLE MOOOAH OL CORDZIZ L CAPIMAO IXOMAXIP OD CA COCASB GOSAA BAGLEN PI TIANTA A BABALOND OD FAORGT TELOC VOVIM MADRIIAX TORZU OADRIAX OROCHA ABOAPRI TABAORI PRIAZ AR TABAS ADRPAN CORS TA DOBIX YOLCAM PRIAZI AR COAZIOR OD QUASB QTING RIPIR PAAOXT SAGA COR UML OD PRDZAR CACRG AOIVEAE CORMPT TORZU ZACAR OD ZAMRAN ASPT SIBSI BUTMONA DS SURZAS TIA BALTAN ODO CICLE QAA OD OZAZMA PLAPLI IADNAM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 Enochian" svg:font-family="'NI Enochi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0:42:38.884955454</meta:creation-date>
    <dc:date>2019-08-04T21:07:16.566329009</dc:date>
    <meta:editing-duration>PT14M25S</meta:editing-duration>
    <meta:editing-cycles>4</meta:editing-cycles>
    <meta:generator>LibreOffice/6.2.5.2$Linux_X86_64 LibreOffice_project/20$Build-2</meta:generator>
    <meta:document-statistic meta:table-count="0" meta:image-count="0" meta:object-count="0" meta:page-count="48" meta:paragraph-count="48" meta:word-count="6623" meta:character-count="37770" meta:non-whitespace-character-count="31193"/>
  </office:meta>
</office:document-meta>
</file>